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307in" fo:text-indent="0in" style:auto-text-indent="false"/>
    </style:style>
    <style:style style:name="P2" style:family="paragraph" style:parent-style-name="Standard">
      <style:paragraph-properties fo:margin-left="0in" fo:margin-right="0.0307in" fo:text-align="center" style:justify-single-word="false" fo:text-indent="0in" style:auto-text-indent="false"/>
      <style:text-properties fo:font-size="20pt" style:font-size-asian="20pt" style:font-size-complex="20pt"/>
    </style:style>
    <style:style style:name="P3" style:family="paragraph" style:parent-style-name="Standard">
      <style:paragraph-properties fo:margin-left="0in" fo:margin-right="0.0307in" fo:text-indent="0in" style:auto-text-indent="false"/>
      <style:text-properties style:font-name="Arial1" style:font-name-complex="Arial1"/>
    </style:style>
    <style:style style:name="P4" style:family="paragraph" style:parent-style-name="Standard" style:master-page-name="Standard">
      <style:paragraph-properties fo:margin-left="0in" fo:margin-right="0.0307in" fo:text-align="center" style:justify-single-word="false" fo:text-indent="0in" style:auto-text-indent="false" style:page-number="auto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rial1" style:font-name-complex="Arial1"/>
    </style:style>
    <style:style style:name="T3" style:family="text">
      <style:text-properties style:font-name="Arial1" fo:language="es" fo:country="ES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¡Despierta!</text:p>
      <text:p text:style-name="P2"/>
      <text:p text:style-name="P3">Despierta mi amor.</text:p>
      <text:p text:style-name="P3">Ya es hora de hacer</text:p>
      <text:p text:style-name="P3">el desmadre habitual.</text:p>
      <text:p text:style-name="P3"/>
      <text:p text:style-name="P3">Abre esos ojitos.</text:p>
      <text:p text:style-name="P3">Ya no los cierres más.</text:p>
      <text:p text:style-name="P3">¡Que exista este lugar!</text:p>
      <text:p text:style-name="P3"/>
      <text:p text:style-name="P1"><text:span text:style-name="T2">Tienes que regresar del sueño </text:span><text:span text:style-name="T3">world</text:span></text:p>
      <text:p text:style-name="P3">Si quieres vivir un día más.</text:p>
      <text:p text:style-name="P3"/>
      <text:p text:style-name="P3">Guarda tus sueños para después</text:p>
      <text:p text:style-name="P3">y ven a mí.</text:p>
      <text:p text:style-name="P3"/>
      <text:p text:style-name="P3">No seas floja,</text:p>
      <text:p text:style-name="P3">Recupérate.</text:p>
      <text:p text:style-name="P3">Ve a ser libre otra vez…</text:p>
      <text:p text:style-name="P3"/>
      <text:p text:style-name="P1"><text:span text:style-name="T2">Recuperaré tus sueños para ti.</text:span></text:p>
      <text:p text:style-name="P3">No temas, que no voy a desistir.</text:p>
      <text:p text:style-name="P3">Te ayudaré a encontrar la forma de traerlos a la realidad…</text:p>
      <text:p text:style-name="P3"/>
      <text:p text:style-name="P3">Y ven a mí…</text:p>
      <text:p text:style-name="P3"/>
      <text:p text:style-name="P3">A conquistar planetas de por aquí.</text:p>
      <text:p text:style-name="P3">A reacomodar el orden físico (el nuestro)</text:p>
      <text:p text:style-name="P3"/>
      <text:p text:style-name="P3">Y unirnos a el cielo</text:p>
      <text:p text:style-name="P3">pero retén siempre algo de allá… al despertar.</text:p>
      <text:p text:style-name="P3"/>
      <text:p text:style-name="P3"/>
      <text:p text:style-name="P3">De Renich</text:p>
      <text:p text:style-name="P3"/>
      <text:p text:style-name="P3">Para Yay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MX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¡Despierta</dc:title>
    <meta:initial-creator>Renich</meta:initial-creator>
    <meta:creation-date>2003-08-22T19:44:00</meta:creation-date>
    <dc:creator>Rene Bon Ciric</dc:creator>
    <dc:date>2003-11-27T23:10:00</dc:date>
    <meta:editing-cycles>3</meta:editing-cycles>
    <meta:editing-duration>PT5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12" meta:character-count="575"/>
  </office:meta>
</office:document-meta>
</file>